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gr5" style:family="graphic" style:parent-style-name="standard">
      <style:graphic-properties draw:stroke="none" svg:stroke-color="#000000" draw:fill="none" draw:fill-color="#ffffff" fo:min-height="0.204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fill-color="#ffff99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24cm" svg:y1="13.004cm" svg:x2="17.526cm" svg:y2="10.972cm">
          <text:p/>
        </draw:line>
        <draw:line draw:style-name="gr1" draw:text-style-name="P1" draw:layer="layout" svg:x1="15.24cm" svg:y1="8.432cm" svg:x2="17.526cm" svg:y2="10.972cm">
          <text:p/>
        </draw:line>
        <draw:line draw:style-name="gr1" draw:text-style-name="P1" draw:layer="layout" svg:x1="15.24cm" svg:y1="5.892cm" svg:x2="17.526cm" svg:y2="7.924cm">
          <text:p/>
        </draw:line>
        <draw:line draw:style-name="gr1" draw:text-style-name="P1" draw:layer="layout" svg:x1="15.24cm" svg:y1="6.146cm" svg:x2="17.526cm" svg:y2="8.178cm">
          <text:p/>
        </draw:line>
        <draw:line draw:style-name="gr1" draw:text-style-name="P1" draw:layer="layout" svg:x1="15.24cm" svg:y1="10.464cm" svg:x2="17.526cm" svg:y2="8.178cm">
          <text:p/>
        </draw:line>
        <draw:line draw:style-name="gr1" draw:text-style-name="P1" draw:layer="layout" svg:x1="15.24cm" svg:y1="10.718cm" svg:x2="17.526cm" svg:y2="7.924cm">
          <text:p/>
        </draw:line>
        <draw:line draw:style-name="gr1" draw:text-style-name="P1" draw:layer="layout" svg:x1="15.24cm" svg:y1="6.908cm" svg:x2="17.526cm" svg:y2="9.194cm">
          <text:p/>
        </draw:line>
        <draw:line draw:style-name="gr1" draw:text-style-name="P1" draw:layer="layout" svg:x1="15.24cm" svg:y1="7.162cm" svg:x2="17.526cm" svg:y2="9.448cm">
          <text:p/>
        </draw:line>
        <draw:line draw:style-name="gr1" draw:text-style-name="P1" draw:layer="layout" svg:x1="15.24cm" svg:y1="6.908cm" svg:x2="17.526cm" svg:y2="9.194cm">
          <text:p/>
        </draw:line>
        <draw:line draw:style-name="gr1" draw:text-style-name="P1" draw:layer="layout" svg:x1="15.24cm" svg:y1="7.416cm" svg:x2="17.526cm" svg:y2="9.702cm">
          <text:p/>
        </draw:line>
        <draw:line draw:style-name="gr1" draw:text-style-name="P1" draw:layer="layout" svg:x1="15.24cm" svg:y1="7.67cm" svg:x2="17.526cm" svg:y2="9.956cm">
          <text:p/>
        </draw:line>
        <draw:line draw:style-name="gr1" draw:text-style-name="P1" draw:layer="layout" svg:x1="15.24cm" svg:y1="11.48cm" svg:x2="17.526cm" svg:y2="9.194cm">
          <text:p/>
        </draw:line>
        <draw:line draw:style-name="gr1" draw:text-style-name="P1" draw:layer="layout" svg:x1="15.24cm" svg:y1="11.734cm" svg:x2="17.526cm" svg:y2="9.956cm">
          <text:p/>
        </draw:line>
        <draw:line draw:style-name="gr1" draw:text-style-name="P1" draw:layer="layout" svg:x1="15.24cm" svg:y1="11.988cm" svg:x2="17.526cm" svg:y2="9.448cm">
          <text:p/>
        </draw:line>
        <draw:line draw:style-name="gr1" draw:text-style-name="P1" draw:layer="layout" svg:x1="15.24cm" svg:y1="12.242cm" svg:x2="17.526cm" svg:y2="9.702cm">
          <text:p/>
        </draw:line>
        <draw:custom-shape draw:style-name="gr2" draw:text-style-name="P1" draw:layer="layout" svg:width="1.524cm" svg:height="0.508cm" svg:x="7.62cm" svg:y="8.6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4.572cm" svg:y="3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17.272cm" svg:y="10.7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524cm" svg:height="0.508cm" svg:x="17.272cm" svg:y="9.7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524cm" svg:height="0.508cm" svg:x="17.272cm" svg:y="9.44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524cm" svg:height="0.508cm" svg:x="17.272cm" svg:y="9.19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524cm" svg:height="0.508cm" svg:x="17.272cm" svg:y="8.9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524cm" svg:height="0.508cm" svg:x="17.272cm" svg:y="7.92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524cm" svg:height="0.508cm" svg:x="17.272cm" svg:y="7.6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layer="layout" svg:width="1.016cm" svg:height="0.962cm" svg:x="4.826cm" svg:y="2.136cm">
          <draw:text-box>
            <text:p>A</text:p>
          </draw:text-box>
        </draw:frame>
        <draw:frame draw:style-name="gr4" draw:text-style-name="P2" draw:layer="layout" svg:width="1.524cm" svg:height="0.758cm" svg:x="1.524cm" svg:y="7.924cm">
          <draw:text-box>
            <text:p text:style-name="P1"><text:span text:style-name="T1">root</text:span></text:p>
          </draw:text-box>
        </draw:frame>
        <draw:line draw:style-name="gr1" draw:text-style-name="P1" draw:layer="layout" svg:x1="3.048cm" svg:y1="8.94cm" svg:x2="4.572cm" svg:y2="8.94cm">
          <text:p/>
        </draw:line>
        <draw:custom-shape draw:style-name="gr2" draw:text-style-name="P1" draw:layer="layout" svg:width="1.524cm" svg:height="0.508cm" svg:x="1.524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24cm" svg:height="0.508cm" svg:x="10.355cm" svg:y="2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016cm" svg:height="0.962cm" svg:x="10.609cm" svg:y="1.12cm">
          <draw:text-box>
            <text:p>B</text:p>
          </draw:text-box>
        </draw:frame>
        <draw:frame draw:style-name="gr4" draw:layer="layout" svg:width="1.016cm" svg:height="0.962cm" svg:x="4.826cm" svg:y="7.67cm">
          <draw:text-box>
            <text:p>A</text:p>
          </draw:text-box>
        </draw:frame>
        <draw:custom-shape draw:style-name="gr2" draw:text-style-name="P1" draw:layer="layout" svg:width="1.524cm" svg:height="0.508cm" svg:x="4.572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24cm" svg:height="0.508cm" svg:x="10.355cm" svg:y="4.1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016cm" svg:height="0.962cm" svg:x="10.609cm" svg:y="3.152cm">
          <draw:text-box>
            <text:p>C</text:p>
          </draw:text-box>
        </draw:frame>
        <draw:line draw:style-name="gr1" draw:text-style-name="P1" draw:layer="layout" svg:x1="6.096cm" svg:y1="3.352cm" svg:x2="10.414cm" svg:y2="4.368cm">
          <text:p/>
        </draw:line>
        <draw:line draw:style-name="gr1" draw:text-style-name="P1" draw:layer="layout" svg:x1="12.954cm" svg:y1="13.004cm" svg:x2="13.716cm" svg:y2="13.004cm">
          <text:p/>
        </draw:line>
        <draw:line draw:style-name="gr1" draw:text-style-name="P1" draw:layer="layout" svg:x1="12.954cm" svg:y1="11.988cm" svg:x2="13.716cm" svg:y2="11.988cm">
          <text:p/>
        </draw:line>
        <draw:line draw:style-name="gr1" draw:text-style-name="P1" draw:layer="layout" svg:x1="12.954cm" svg:y1="11.734cm" svg:x2="13.716cm" svg:y2="11.734cm">
          <text:p/>
        </draw:line>
        <draw:line draw:style-name="gr1" draw:text-style-name="P1" draw:layer="layout" svg:x1="12.954cm" svg:y1="11.48cm" svg:x2="13.716cm" svg:y2="11.48cm">
          <text:p/>
        </draw:line>
        <draw:custom-shape draw:style-name="gr2" draw:text-style-name="P1" draw:layer="layout" svg:width="1.524cm" svg:height="0.508cm" svg:x="13.716cm" svg:y="12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2.954cm" svg:y1="10.718cm" svg:x2="13.716cm" svg:y2="10.718cm">
          <text:p/>
        </draw:line>
        <draw:line draw:style-name="gr1" draw:text-style-name="P1" draw:layer="layout" svg:x1="12.954cm" svg:y1="10.464cm" svg:x2="13.716cm" svg:y2="10.464cm">
          <text:p/>
        </draw:line>
        <draw:line draw:style-name="gr1" draw:text-style-name="P1" draw:layer="layout" svg:x1="12.954cm" svg:y1="12.242cm" svg:x2="13.716cm" svg:y2="12.242cm">
          <text:p/>
        </draw:line>
        <draw:line draw:style-name="gr1" draw:text-style-name="P1" draw:layer="layout" svg:x1="12.954cm" svg:y1="11.48cm" svg:x2="12.954cm" svg:y2="12.242cm">
          <text:p/>
        </draw:line>
        <draw:line draw:style-name="gr1" draw:text-style-name="P1" draw:layer="layout" svg:x1="12.954cm" svg:y1="10.464cm" svg:x2="12.954cm" svg:y2="10.718cm">
          <text:p/>
        </draw:line>
        <draw:custom-shape draw:style-name="gr2" draw:text-style-name="P1" draw:layer="layout" svg:width="1.524cm" svg:height="0.508cm" svg:x="13.716cm" svg:y="11.9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716cm" svg:y="10.46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9.144cm" svg:y1="8.432cm" svg:x2="10.414cm" svg:y2="6.146cm">
          <text:p/>
        </draw:line>
        <draw:line draw:style-name="gr1" draw:text-style-name="P1" draw:layer="layout" svg:x1="9.144cm" svg:y1="8.686cm" svg:x2="10.414cm" svg:y2="7.67cm">
          <text:p/>
        </draw:line>
        <draw:line draw:style-name="gr1" draw:text-style-name="P1" draw:layer="layout" svg:x1="9.144cm" svg:y1="8.94cm" svg:x2="10.414cm" svg:y2="8.432cm">
          <text:p/>
        </draw:line>
        <draw:line draw:style-name="gr1" draw:text-style-name="P1" draw:layer="layout" svg:x1="6.858cm" svg:y1="8.432cm" svg:x2="6.858cm" svg:y2="8.94cm">
          <text:p/>
        </draw:line>
        <draw:line draw:style-name="gr1" draw:text-style-name="P1" draw:layer="layout" svg:x1="11.938cm" svg:y1="10.718cm" svg:x2="12.954cm" svg:y2="10.718cm">
          <text:p/>
        </draw:line>
        <draw:line draw:style-name="gr1" draw:text-style-name="P1" draw:layer="layout" svg:x1="11.938cm" svg:y1="12.242cm" svg:x2="12.954cm" svg:y2="12.242cm">
          <text:p/>
        </draw:line>
        <draw:line draw:style-name="gr1" draw:text-style-name="P1" draw:layer="layout" svg:x1="12.954cm" svg:y1="13.004cm" svg:x2="11.938cm" svg:y2="13.004cm">
          <text:p/>
        </draw:line>
        <draw:custom-shape draw:style-name="gr2" draw:text-style-name="P1" draw:layer="layout" svg:width="1.524cm" svg:height="0.508cm" svg:x="13.716cm" svg:y="10.2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716cm" svg:y="11.73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716cm" svg:y="11.4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716cm" svg:y="11.22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0.414cm" svg:y="10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10.414cm" svg:y="11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10.414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016cm" svg:height="0.962cm" svg:x="10.668cm" svg:y="9.448cm">
          <draw:text-box>
            <text:p>C</text:p>
          </draw:text-box>
        </draw:frame>
        <draw:line draw:style-name="gr1" draw:text-style-name="P1" draw:layer="layout" svg:x1="6.096cm" svg:y1="8.94cm" svg:x2="6.858cm" svg:y2="8.94cm">
          <text:p/>
        </draw:line>
        <draw:custom-shape draw:style-name="gr3" draw:text-style-name="P1" draw:layer="layout" svg:width="1.524cm" svg:height="0.508cm" svg:x="1.524cm" svg:y="3.09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6.096cm" svg:y1="3.352cm" svg:x2="10.414cm" svg:y2="2.336cm">
          <text:p/>
        </draw:line>
        <draw:line draw:style-name="gr1" draw:text-style-name="P1" draw:layer="layout" svg:x1="4.572cm" svg:y1="3.352cm" svg:x2="3.048cm" svg:y2="3.352cm">
          <text:p/>
        </draw:line>
        <draw:custom-shape draw:style-name="gr2" draw:text-style-name="P1" draw:layer="layout" svg:width="1.524cm" svg:height="0.508cm" svg:x="7.62cm" svg:y="8.43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7.62cm" svg:y="8.1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6.858cm" svg:y1="8.432cm" svg:x2="7.62cm" svg:y2="8.432cm">
          <text:p/>
        </draw:line>
        <draw:line draw:style-name="gr1" draw:text-style-name="P1" draw:layer="layout" svg:x1="6.858cm" svg:y1="8.94cm" svg:x2="7.62cm" svg:y2="8.94cm">
          <text:p/>
        </draw:line>
        <draw:line draw:style-name="gr1" draw:text-style-name="P1" draw:layer="layout" svg:x1="6.858cm" svg:y1="8.686cm" svg:x2="7.62cm" svg:y2="8.686cm">
          <text:p/>
        </draw:line>
        <draw:line draw:style-name="gr1" draw:text-style-name="P1" draw:layer="layout" svg:x1="12.954cm" svg:y1="8.432cm" svg:x2="13.716cm" svg:y2="8.432cm">
          <text:p/>
        </draw:line>
        <draw:line draw:style-name="gr1" draw:text-style-name="P1" draw:layer="layout" svg:x1="12.954cm" svg:y1="7.416cm" svg:x2="13.716cm" svg:y2="7.416cm">
          <text:p/>
        </draw:line>
        <draw:line draw:style-name="gr1" draw:text-style-name="P1" draw:layer="layout" svg:x1="12.954cm" svg:y1="7.162cm" svg:x2="13.716cm" svg:y2="7.162cm">
          <text:p/>
        </draw:line>
        <draw:line draw:style-name="gr1" draw:text-style-name="P1" draw:layer="layout" svg:x1="12.954cm" svg:y1="6.908cm" svg:x2="13.716cm" svg:y2="6.908cm">
          <text:p/>
        </draw:line>
        <draw:custom-shape draw:style-name="gr2" draw:text-style-name="P1" draw:layer="layout" svg:width="1.524cm" svg:height="0.508cm" svg:x="13.716cm" svg:y="8.1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2.954cm" svg:y1="6.146cm" svg:x2="13.716cm" svg:y2="6.146cm">
          <text:p/>
        </draw:line>
        <draw:line draw:style-name="gr1" draw:text-style-name="P1" draw:layer="layout" svg:x1="12.954cm" svg:y1="5.892cm" svg:x2="13.716cm" svg:y2="5.892cm">
          <text:p/>
        </draw:line>
        <draw:line draw:style-name="gr1" draw:text-style-name="P1" draw:layer="layout" svg:x1="12.954cm" svg:y1="7.67cm" svg:x2="13.716cm" svg:y2="7.67cm">
          <text:p/>
        </draw:line>
        <draw:line draw:style-name="gr1" draw:text-style-name="P1" draw:layer="layout" svg:x1="12.954cm" svg:y1="6.908cm" svg:x2="12.954cm" svg:y2="7.67cm">
          <text:p/>
        </draw:line>
        <draw:line draw:style-name="gr1" draw:text-style-name="P1" draw:layer="layout" svg:x1="12.954cm" svg:y1="5.892cm" svg:x2="12.954cm" svg:y2="6.146cm">
          <text:p/>
        </draw:line>
        <draw:custom-shape draw:style-name="gr2" draw:text-style-name="P1" draw:layer="layout" svg:width="1.524cm" svg:height="0.508cm" svg:x="13.716cm" svg:y="7.4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716cm" svg:y="5.89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1.938cm" svg:y1="6.146cm" svg:x2="12.954cm" svg:y2="6.146cm">
          <text:p/>
        </draw:line>
        <draw:line draw:style-name="gr1" draw:text-style-name="P1" draw:layer="layout" svg:x1="11.938cm" svg:y1="7.67cm" svg:x2="12.954cm" svg:y2="7.67cm">
          <text:p/>
        </draw:line>
        <draw:line draw:style-name="gr1" draw:text-style-name="P1" draw:layer="layout" svg:x1="12.954cm" svg:y1="8.432cm" svg:x2="11.938cm" svg:y2="8.432cm">
          <text:p/>
        </draw:line>
        <draw:custom-shape draw:style-name="gr2" draw:text-style-name="P1" draw:layer="layout" svg:width="1.524cm" svg:height="0.508cm" svg:x="13.716cm" svg:y="5.63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716cm" svg:y="7.16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716cm" svg:y="6.9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716cm" svg:y="6.65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0.414cm" svg:y="5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10.414cm" svg:y="7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10.414cm" svg:y="8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.016cm" svg:height="0.962cm" svg:x="10.668cm" svg:y="4.876cm">
          <draw:text-box>
            <text:p>B</text:p>
          </draw:text-box>
        </draw:frame>
        <draw:line draw:style-name="gr1" draw:text-style-name="P1" draw:layer="layout" svg:x1="9.144cm" svg:y1="8.432cm" svg:x2="10.414cm" svg:y2="10.718cm">
          <text:p/>
        </draw:line>
        <draw:line draw:style-name="gr1" draw:text-style-name="P1" draw:layer="layout" svg:x1="9.144cm" svg:y1="8.686cm" svg:x2="10.414cm" svg:y2="12.242cm">
          <text:p/>
        </draw:line>
        <draw:line draw:style-name="gr1" draw:text-style-name="P1" draw:layer="layout" svg:x1="9.144cm" svg:y1="8.94cm" svg:x2="10.414cm" svg:y2="13.004cm">
          <text:p/>
        </draw:line>
        <draw:custom-shape draw:style-name="gr6" draw:text-style-name="P1" draw:layer="layout" svg:width="1.524cm" svg:height="0.508cm" svg:x="9.144cm" svg:y="14.98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1.524cm" svg:height="0.508cm" svg:x="6.858cm" svg:y="14.98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1.524cm" svg:height="0.508cm" svg:x="4.572cm" svg:y="14.98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1.524cm" svg:height="0.508cm" svg:x="11.43cm" svg:y="14.98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layer="layout" svg:width="1.016cm" svg:height="0.962cm" svg:x="4.826cm" svg:y="14.02cm">
          <draw:text-box>
            <text:p>A</text:p>
          </draw:text-box>
        </draw:frame>
        <draw:frame draw:style-name="gr5" draw:layer="layout" svg:width="1.016cm" svg:height="0.962cm" svg:x="7.112cm" svg:y="14.02cm">
          <draw:text-box>
            <text:p>B</text:p>
          </draw:text-box>
        </draw:frame>
        <draw:frame draw:style-name="gr4" draw:layer="layout" svg:width="1.016cm" svg:height="0.962cm" svg:x="9.398cm" svg:y="14.02cm">
          <draw:text-box>
            <text:p>C</text:p>
          </draw:text-box>
        </draw:frame>
        <draw:line draw:style-name="gr7" draw:text-style-name="P1" draw:layer="layout" svg:x1="6.096cm" svg:y1="15.236cm" svg:x2="6.858cm" svg:y2="15.236cm">
          <text:p/>
        </draw:line>
        <draw:line draw:style-name="gr7" draw:text-style-name="P1" draw:layer="layout" svg:x1="8.382cm" svg:y1="15.236cm" svg:x2="9.144cm" svg:y2="15.236cm">
          <text:p/>
        </draw:line>
        <draw:line draw:style-name="gr7" draw:text-style-name="P1" draw:layer="layout" svg:x1="6.096cm" svg:y1="15.236cm" svg:x2="6.858cm" svg:y2="15.236cm">
          <text:p/>
        </draw:line>
        <draw:line draw:style-name="gr7" draw:text-style-name="P1" draw:layer="layout" svg:x1="10.668cm" svg:y1="15.236cm" svg:x2="11.684cm" svg:y2="15.236cm">
          <text:p/>
        </draw:line>
        <draw:frame draw:style-name="gr8" draw:text-style-name="P2" draw:layer="layout" svg:width="2.794cm" svg:height="0.762cm" svg:x="1.524cm" svg:y="14.732cm">
          <draw:text-box>
            <text:p text:style-name="P1"><text:span text:style-name="T1">row hand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ergey Babkin</meta:initial-creator>
    <meta:creation-date>2012-02-09T22:52:22</meta:creation-date>
    <dc:date>2012-02-09T22:55:21</dc:date>
    <dc:creator>Sergey Babkin</dc:creator>
    <meta:editing-duration>PT00H02M59S</meta:editing-duration>
    <meta:editing-cycles>3</meta:editing-cycles>
    <meta:generator>OpenOffice.org/3.1$Unix OpenOffice.org_project/310m19$Build-9420</meta:generator>
    <meta:document-statistic meta:object-count="109"/>
  </office:meta>
</office:document-meta>
</file>